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測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Times New Roman" svg:font-family="'Times New Roman'" style:font-family-generic="roman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DejaVu Sans" style:font-family-asian="'DejaVu Sans'" style:font-family-generic-asian="swiss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udding Chen</meta:initial-creator>
    <meta:creation-date>2025-03-20T23:31:23.721604045</meta:creation-date>
    <dc:date>2025-03-20T23:31:44.538571048</dc:date>
    <dc:creator>Pudding Chen</dc:creator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2" meta:non-whitespace-character-count="2"/>
    <meta:generator>LibreOffice/7.3.7.2$Linux_X86_64 LibreOffice_project/30$Build-2</meta:generator>
  </office:meta>
</office:document-meta>
</file>